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cm" draw:textarea-horizontal-align="center" draw:textarea-vertical-align="middl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955cm"/>
    </style:style>
    <style:style style:name="gr7" style:family="graphic" style:parent-style-name="standard">
      <style:graphic-properties draw:stroke="none" svg:stroke-color="#000000" draw:fill="none" draw:fill-color="#ffffff" fo:min-height="2.132cm"/>
    </style:style>
    <style:style style:name="gr8" style:family="graphic" style:parent-style-name="standard">
      <style:graphic-properties draw:stroke="none" svg:stroke-color="#000000" draw:fill="none" draw:fill-color="#ffffff" fo:min-height="1.412cm"/>
    </style:style>
    <style:style style:name="gr9" style:family="graphic" style:parent-style-name="standard">
      <style:graphic-properties draw:stroke="none" svg:stroke-color="#000000" draw:fill="none" draw:fill-color="#ffffff" fo:min-height="0.489cm"/>
    </style:style>
    <style:style style:name="gr10" style:family="graphic" style:parent-style-name="standard">
      <style:graphic-properties draw:stroke="none" svg:stroke-color="#000000" draw:fill="none" draw:fill-color="#ffffff" fo:min-height="1.439cm"/>
    </style:style>
    <style:style style:name="gr11" style:family="graphic" style:parent-style-name="standard">
      <style:graphic-properties draw:stroke="none" svg:stroke-color="#000000" draw:fill="none" draw:fill-color="#ffffff" fo:min-height="1.1cm"/>
    </style:style>
    <style:style style:name="gr12" style:family="graphic" style:parent-style-name="standard">
      <style:graphic-properties draw:stroke="none" svg:stroke-color="#000000" draw:fill="none" draw:fill-color="#ffffff" fo:min-height="0.6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text-align="center"/>
      <style:text-properties fo:font-size="10pt" style:font-size-asian="14pt" style:font-size-complex="14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2pt" style:font-size-complex="12pt"/>
    </style:style>
    <style:style style:name="P10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 fo:font-size="10pt" style:font-size-asian="10pt" style:font-size-complex="10pt"/>
    </style:style>
    <style:style style:name="T5" style:family="text">
      <style:text-properties style:text-position="0% 100%" fo:font-size="10pt" style:font-size-asian="10pt" style:font-size-complex="10pt"/>
    </style:style>
    <style:style style:name="T6" style:family="text">
      <style:text-properties style:font-size-asian="12pt" style:font-size-complex="12pt"/>
    </style:style>
    <style:style style:name="T7" style:family="text">
      <style:text-properties style:text-position="sub 58%" style:font-size-asian="12pt" style:font-size-complex="12pt"/>
    </style:style>
    <style:style style:name="T8" style:family="text">
      <style:text-properties style:text-position="0% 100%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6cm" svg:y1="10.1cm" svg:x2="9.8cm" svg:y2="10.1cm">
          <text:p/>
        </draw:line>
        <draw:frame draw:style-name="gr2" draw:layer="layout" svg:width="17.019cm" svg:height="2.991cm" svg:x="1.85cm" svg:y="1.4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2" draw:id="id1" draw:layer="layout" svg:width="2.683cm" svg:height="2.455cm" svg:x="5.46cm" svg:y="9.26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" draw:layer="layout" svg:width="2.683cm" svg:height="2.455cm" svg:x="10.278cm" svg:y="9.264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.143cm" svg:y1="10.491cm" svg:x2="10.278cm" svg:y2="10.491cm" draw:start-shape="id1" draw:start-glue-point="1" draw:end-shape="id2" draw:end-glue-point="3" svg:d="m8143 10491h2135">
          <text:p/>
        </draw:connector>
        <draw:custom-shape draw:style-name="gr5" draw:text-style-name="P1" draw:id="id14" draw:layer="layout" svg:width="2.213cm" svg:height="1.785cm" svg:x="1.55cm" svg:y="8.933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2" draw:layer="layout" svg:width="2.011cm" svg:height="3.189cm" svg:x="1.704cm" svg:y="10.707cm">
          <draw:text-box>
            <text:p text:style-name="P1"><text:span text:style-name="T2">MA</text:span></text:p>
            <text:p text:style-name="P1"><text:span text:style-name="T2">MB</text:span></text:p>
          </draw:text-box>
        </draw:frame>
        <draw:custom-shape draw:style-name="gr5" draw:text-style-name="P1" draw:id="id13" draw:layer="layout" svg:width="2.215cm" svg:height="1.786cm" svg:x="26.435cm" svg:y="8.759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2" draw:layer="layout" svg:width="2.011cm" svg:height="2.37cm" svg:x="26.562cm" svg:y="10.742cm">
          <draw:text-box>
            <text:p text:style-name="P1"><text:span text:style-name="T2">MZ</text:span></text:p>
            <text:p text:style-name="P1"><text:span text:style-name="T2">MC</text:span></text:p>
          </draw:text-box>
        </draw:frame>
        <draw:custom-shape draw:style-name="gr3" draw:text-style-name="P3" draw:id="id3" draw:layer="layout" svg:width="2.683cm" svg:height="2.455cm" svg:x="5.46cm" svg:y="4.92cm">
          <text:p text:style-name="P3">1.peri[1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95cm" svg:y1="10.5cm" svg:x2="14.389cm" svg:y2="10.487cm">
          <text:p/>
        </draw:line>
        <draw:line draw:style-name="gr4" draw:text-style-name="P3" draw:layer="layout" svg:x1="15.857cm" svg:y1="10.486cm" svg:x2="17.557cm" svg:y2="10.486cm">
          <text:p/>
        </draw:line>
        <draw:frame draw:style-name="gr8" draw:text-style-name="P4" draw:layer="layout" svg:width="2.005cm" svg:height="1.654cm" svg:x="14.745cm" svg:y="9.896cm">
          <draw:text-box>
            <text:p text:style-name="P4">...</text:p>
          </draw:text-box>
        </draw:frame>
        <draw:custom-shape draw:style-name="gr3" draw:text-style-name="P3" draw:id="id4" draw:layer="layout" svg:width="2.683cm" svg:height="2.455cm" svg:x="5.46cm" svg:y="13.595cm">
          <text:p text:style-name="P3">1.peri[2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6" draw:layer="layout" svg:width="2.684cm" svg:height="2.455cm" svg:x="10.277cm" svg:y="4.85cm">
          <text:p text:style-name="P3">2.peri[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5" draw:layer="layout" svg:width="2.684cm" svg:height="2.455cm" svg:x="10.277cm" svg:y="13.595cm">
          <text:p text:style-name="P3">2.peri[2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6.801cm" svg:y1="9.264cm" svg:x2="6.801cm" svg:y2="7.375cm" draw:start-shape="id1" draw:start-glue-point="0" draw:end-shape="id3" draw:end-glue-point="2" svg:d="m6801 9264v-1889">
          <text:p/>
        </draw:connector>
        <draw:connector draw:style-name="gr4" draw:text-style-name="P3" draw:layer="layout" svg:x1="6.801cm" svg:y1="13.595cm" svg:x2="6.801cm" svg:y2="11.719cm" draw:start-shape="id4" draw:start-glue-point="0" draw:end-shape="id1" draw:end-glue-point="2" svg:d="m6801 13595v-1876">
          <text:p/>
        </draw:connector>
        <draw:connector draw:style-name="gr4" draw:text-style-name="P3" draw:layer="layout" svg:x1="11.619cm" svg:y1="13.595cm" svg:x2="11.619cm" svg:y2="11.719cm" draw:start-shape="id5" draw:start-glue-point="0" draw:end-shape="id2" draw:end-glue-point="2" svg:d="m11619 13595v-1876">
          <text:p/>
        </draw:connector>
        <draw:connector draw:style-name="gr4" draw:text-style-name="P3" draw:layer="layout" svg:x1="11.619cm" svg:y1="9.264cm" svg:x2="11.619cm" svg:y2="7.305cm" draw:start-shape="id2" draw:start-glue-point="0" draw:end-shape="id6" draw:end-glue-point="2" svg:d="m11619 9264v-1959">
          <text:p/>
        </draw:connector>
        <draw:custom-shape draw:style-name="gr3" draw:text-style-name="P2" draw:id="id7" draw:layer="layout" svg:width="2.683cm" svg:height="2.455cm" svg:x="17.571cm" svg:y="9.264cm">
          <text:p text:style-name="P2"><text:span text:style-name="T1">N/3 -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8" draw:layer="layout" svg:width="2.682cm" svg:height="2.455cm" svg:x="22.189cm" svg:y="9.264cm">
          <text:p text:style-name="P3">N/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20.254cm" svg:y1="10.491cm" svg:x2="22.189cm" svg:y2="10.491cm" draw:start-shape="id7" draw:start-glue-point="1" draw:end-shape="id8" draw:end-glue-point="3" svg:d="m20254 10491h1935">
          <text:p/>
        </draw:connector>
        <draw:custom-shape draw:style-name="gr3" draw:text-style-name="P3" draw:id="id9" draw:layer="layout" svg:width="2.683cm" svg:height="2.455cm" svg:x="17.571cm" svg:y="4.92cm">
          <text:p text:style-name="P2"><text:span text:style-name="T1">N/3 - 1.</text:span></text:p>
          <text:p text:style-name="P3">peri[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10" draw:layer="layout" svg:width="2.683cm" svg:height="2.455cm" svg:x="17.571cm" svg:y="13.595cm">
          <text:p text:style-name="P2"><text:span text:style-name="T1">N/3 - 1.</text:span></text:p>
          <text:p text:style-name="P3">peri[2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12" draw:layer="layout" svg:width="2.683cm" svg:height="2.455cm" svg:x="22.188cm" svg:y="4.85cm">
          <text:p text:style-name="P3">N/3.peri[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11" draw:layer="layout" svg:width="2.683cm" svg:height="2.455cm" svg:x="22.188cm" svg:y="13.595cm">
          <text:p text:style-name="P3">N/3.peri[2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8.912cm" svg:y1="9.264cm" svg:x2="18.912cm" svg:y2="7.375cm" draw:start-shape="id7" draw:start-glue-point="0" draw:end-shape="id9" draw:end-glue-point="2" svg:d="m18912 9264v-1889">
          <text:p/>
        </draw:connector>
        <draw:connector draw:style-name="gr4" draw:text-style-name="P3" draw:layer="layout" svg:x1="18.912cm" svg:y1="13.595cm" svg:x2="18.912cm" svg:y2="11.719cm" draw:start-shape="id10" draw:start-glue-point="0" draw:end-shape="id7" draw:end-glue-point="2" svg:d="m18912 13595v-1876">
          <text:p/>
        </draw:connector>
        <draw:connector draw:style-name="gr4" draw:text-style-name="P3" draw:layer="layout" svg:x1="23.529cm" svg:y1="13.595cm" svg:x2="23.53cm" svg:y2="11.719cm" draw:start-shape="id11" draw:start-glue-point="0" draw:end-shape="id8" draw:end-glue-point="2" svg:d="m23529 13595v-939h1v-937">
          <text:p/>
        </draw:connector>
        <draw:connector draw:style-name="gr4" draw:text-style-name="P3" draw:layer="layout" svg:x1="23.53cm" svg:y1="9.264cm" svg:x2="23.529cm" svg:y2="7.305cm" draw:start-shape="id8" draw:start-glue-point="0" draw:end-shape="id12" draw:end-glue-point="2" svg:d="m23530 9264v-980h-1v-979">
          <text:p/>
        </draw:connector>
        <draw:connector draw:style-name="gr4" draw:text-style-name="P1" draw:layer="layout" draw:type="curve" svg:x1="26.435cm" svg:y1="9.652cm" svg:x2="24.871cm" svg:y2="10.491cm" draw:start-shape="id13" draw:start-glue-point="6" draw:end-shape="id8" draw:end-glue-point="1" svg:d="m26435 9652c-1173 0-391 839-1564 839">
          <text:p/>
        </draw:connector>
        <draw:connector draw:style-name="gr4" draw:text-style-name="P1" draw:layer="layout" draw:type="curve" svg:x1="3.763cm" svg:y1="9.825cm" svg:x2="5.46cm" svg:y2="10.491cm" draw:start-shape="id14" draw:start-glue-point="8" draw:end-shape="id1" draw:end-glue-point="3" svg:d="m3763 9825c1272 0 424 666 1697 666">
          <text:p/>
        </draw:connector>
        <draw:line draw:style-name="gr1" draw:text-style-name="P1" draw:layer="layout" svg:x1="9.8cm" svg:y1="11cm" svg:x2="8.6cm" svg:y2="11cm">
          <text:p/>
        </draw:line>
        <draw:frame draw:style-name="gr9" draw:text-style-name="P5" draw:layer="layout" svg:width="1.9cm" svg:height="0.739cm" svg:x="8.3cm" svg:y="9.3cm">
          <draw:text-box>
            <text:p text:style-name="P5"><text:span text:style-name="T3">MB</text:span></text:p>
          </draw:text-box>
        </draw:frame>
        <draw:line draw:style-name="gr1" draw:text-style-name="P1" draw:layer="layout" svg:x1="13.15cm" svg:y1="10.1cm" svg:x2="14.35cm" svg:y2="10.1cm">
          <text:p/>
        </draw:line>
        <draw:frame draw:style-name="gr9" draw:text-style-name="P7" draw:layer="layout" svg:width="1.9cm" svg:height="0.739cm" svg:x="12.85cm" svg:y="9.3cm">
          <draw:text-box>
            <text:p text:style-name="P6"><text:span text:style-name="T1">MB</text:span></text:p>
          </draw:text-box>
        </draw:frame>
        <draw:frame draw:style-name="gr10" draw:text-style-name="P8" draw:layer="layout" svg:width="2.55cm" svg:height="1.689cm" svg:x="8.2cm" svg:y="11.05cm">
          <draw:text-box>
            <text:p text:style-name="P8"><text:span text:style-name="T3">1) MC</text:span></text:p>
            <text:p text:style-name="P8"><text:span text:style-name="T3"><text:s text:c="4"/></text:span><text:span text:style-name="T3">MZ</text:span><text:span text:style-name="T4">3H</text:span></text:p>
            <text:p text:style-name="P8"><text:span text:style-name="T5">2) MA</text:span><text:span text:style-name="T4">(N-3)H</text:span></text:p>
          </draw:text-box>
        </draw:frame>
        <draw:line draw:style-name="gr1" draw:text-style-name="P1" draw:layer="layout" svg:x1="14.339cm" svg:y1="11cm" svg:x2="13.139cm" svg:y2="11cm">
          <text:p/>
        </draw:line>
        <draw:frame draw:style-name="gr10" draw:text-style-name="P9" draw:layer="layout" svg:width="2.55cm" svg:height="1.689cm" svg:x="12.814cm" svg:y="11cm">
          <draw:text-box>
            <text:p text:style-name="P9"><text:span text:style-name="T6">1) MC</text:span></text:p>
            <text:p text:style-name="P9"><text:span text:style-name="T6"><text:s text:c="4"/></text:span><text:span text:style-name="T6">MZ</text:span><text:span text:style-name="T7">6H</text:span></text:p>
            <text:p text:style-name="P9"><text:span text:style-name="T8">2) MA</text:span><text:span text:style-name="T7">(N-6)H</text:span></text:p>
          </draw:text-box>
        </draw:frame>
        <draw:line draw:style-name="gr1" draw:text-style-name="P1" draw:layer="layout" svg:x1="16.2cm" svg:y1="10.1cm" svg:x2="17.4cm" svg:y2="10.1cm">
          <text:p/>
        </draw:line>
        <draw:line draw:style-name="gr4" draw:text-style-name="P3" draw:layer="layout" svg:x1="20.25cm" svg:y1="10.5cm" svg:x2="21.689cm" svg:y2="10.487cm">
          <text:p/>
        </draw:line>
        <draw:connector draw:style-name="gr4" draw:text-style-name="P3" draw:layer="layout" svg:x1="18.919cm" svg:y1="13.095cm" svg:x2="18.919cm" svg:y2="11.719cm" svg:d="m18919 13095v-1376">
          <text:p/>
        </draw:connector>
        <draw:line draw:style-name="gr1" draw:text-style-name="P1" draw:layer="layout" svg:x1="17.4cm" svg:y1="11cm" svg:x2="16.2cm" svg:y2="11cm">
          <text:p/>
        </draw:line>
        <draw:frame draw:style-name="gr9" draw:text-style-name="P10" draw:layer="layout" svg:width="1.9cm" svg:height="0.739cm" svg:x="15.9cm" svg:y="9.3cm">
          <draw:text-box>
            <text:p text:style-name="P10"><text:span text:style-name="T6">MB</text:span></text:p>
          </draw:text-box>
        </draw:frame>
        <draw:line draw:style-name="gr1" draw:text-style-name="P1" draw:layer="layout" svg:x1="20.45cm" svg:y1="10.1cm" svg:x2="21.65cm" svg:y2="10.1cm">
          <text:p/>
        </draw:line>
        <draw:frame draw:style-name="gr9" draw:text-style-name="P7" draw:layer="layout" svg:width="1.9cm" svg:height="0.739cm" svg:x="20.15cm" svg:y="9.3cm">
          <draw:text-box>
            <text:p text:style-name="P6"><text:span text:style-name="T1">MB</text:span></text:p>
          </draw:text-box>
        </draw:frame>
        <draw:frame draw:style-name="gr10" draw:text-style-name="P9" draw:layer="layout" svg:width="2.55cm" svg:height="1.689cm" svg:x="16cm" svg:y="10.949cm">
          <draw:text-box>
            <text:p text:style-name="P9"><text:span text:style-name="T6">1) MC</text:span></text:p>
            <text:p text:style-name="P9"><text:span text:style-name="T6"><text:s text:c="4"/></text:span><text:span text:style-name="T6">MZ</text:span><text:span text:style-name="T7">(N-6)H</text:span></text:p>
            <text:p text:style-name="P9"><text:span text:style-name="T8">2) MA</text:span><text:span text:style-name="T7">6H</text:span></text:p>
          </draw:text-box>
        </draw:frame>
        <draw:line draw:style-name="gr1" draw:text-style-name="P1" draw:layer="layout" svg:x1="21.639cm" svg:y1="11cm" svg:x2="20.439cm" svg:y2="11cm">
          <text:p/>
        </draw:line>
        <draw:frame draw:style-name="gr10" draw:text-style-name="P9" draw:layer="layout" svg:width="2.55cm" svg:height="1.689cm" svg:x="20.114cm" svg:y="11cm">
          <draw:text-box>
            <text:p text:style-name="P9"><text:span text:style-name="T6">1) MC</text:span></text:p>
            <text:p text:style-name="P9"><text:span text:style-name="T6"><text:s text:c="4"/></text:span><text:span text:style-name="T6">MZ</text:span><text:span text:style-name="T7">(N-3)H</text:span></text:p>
            <text:p text:style-name="P9"><text:span text:style-name="T8">2) MA</text:span><text:span text:style-name="T7">3H</text:span></text:p>
          </draw:text-box>
        </draw:frame>
        <draw:line draw:style-name="gr1" draw:text-style-name="P1" draw:layer="layout" svg:x1="7.15cm" svg:y1="9cm" svg:x2="7.15cm" svg:y2="7.75cm">
          <text:p/>
        </draw:line>
        <draw:frame draw:style-name="gr11" draw:text-style-name="P8" draw:layer="layout" svg:width="1.35cm" svg:height="1.548cm" svg:x="7.15cm" svg:y="7.65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6.4cm" svg:y1="7.8cm" svg:x2="6.4cm" svg:y2="9cm">
          <text:p/>
        </draw:line>
        <draw:frame draw:style-name="gr12" draw:text-style-name="P8" draw:layer="layout" svg:width="1.35cm" svg:height="0.898cm" svg:x="5.3cm" svg:y="7.90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7.1cm" svg:y1="13.25cm" svg:x2="7.1cm" svg:y2="12cm">
          <text:p/>
        </draw:line>
        <draw:frame draw:style-name="gr11" draw:text-style-name="P8" draw:layer="layout" svg:width="1.35cm" svg:height="1.548cm" svg:x="7.1cm" svg:y="11.9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6.35cm" svg:y1="12.05cm" svg:x2="6.35cm" svg:y2="13.25cm">
          <text:p/>
        </draw:line>
        <draw:frame draw:style-name="gr12" draw:text-style-name="P8" draw:layer="layout" svg:width="1.35cm" svg:height="0.898cm" svg:x="5.25cm" svg:y="12.15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11.95cm" svg:y1="8.95cm" svg:x2="11.95cm" svg:y2="7.7cm">
          <text:p/>
        </draw:line>
        <draw:frame draw:style-name="gr11" draw:text-style-name="P8" draw:layer="layout" svg:width="1.35cm" svg:height="1.548cm" svg:x="11.95cm" svg:y="7.6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11.2cm" svg:y1="7.75cm" svg:x2="11.2cm" svg:y2="8.95cm">
          <text:p/>
        </draw:line>
        <draw:frame draw:style-name="gr12" draw:text-style-name="P8" draw:layer="layout" svg:width="1.35cm" svg:height="0.898cm" svg:x="10.1cm" svg:y="7.85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12cm" svg:y1="13.3cm" svg:x2="12cm" svg:y2="12.05cm">
          <text:p/>
        </draw:line>
        <draw:frame draw:style-name="gr11" draw:text-style-name="P8" draw:layer="layout" svg:width="1.35cm" svg:height="1.548cm" svg:x="12cm" svg:y="11.95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11.25cm" svg:y1="12.1cm" svg:x2="11.25cm" svg:y2="13.3cm">
          <text:p/>
        </draw:line>
        <draw:frame draw:style-name="gr12" draw:text-style-name="P8" draw:layer="layout" svg:width="1.35cm" svg:height="0.898cm" svg:x="10.15cm" svg:y="12.20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19.25cm" svg:y1="9cm" svg:x2="19.25cm" svg:y2="7.75cm">
          <text:p/>
        </draw:line>
        <draw:frame draw:style-name="gr11" draw:text-style-name="P8" draw:layer="layout" svg:width="1.35cm" svg:height="1.548cm" svg:x="19.25cm" svg:y="7.65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18.5cm" svg:y1="7.8cm" svg:x2="18.5cm" svg:y2="9cm">
          <text:p/>
        </draw:line>
        <draw:frame draw:style-name="gr12" draw:text-style-name="P8" draw:layer="layout" svg:width="1.35cm" svg:height="0.898cm" svg:x="17.4cm" svg:y="7.90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19.3cm" svg:y1="13.3cm" svg:x2="19.3cm" svg:y2="12.05cm">
          <text:p/>
        </draw:line>
        <draw:frame draw:style-name="gr11" draw:text-style-name="P8" draw:layer="layout" svg:width="1.35cm" svg:height="1.548cm" svg:x="19.3cm" svg:y="11.95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18.55cm" svg:y1="12.1cm" svg:x2="18.55cm" svg:y2="13.3cm">
          <text:p/>
        </draw:line>
        <draw:frame draw:style-name="gr12" draw:text-style-name="P8" draw:layer="layout" svg:width="1.35cm" svg:height="0.898cm" svg:x="17.45cm" svg:y="12.20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23.85cm" svg:y1="8.9cm" svg:x2="23.85cm" svg:y2="7.65cm">
          <text:p/>
        </draw:line>
        <draw:frame draw:style-name="gr11" draw:text-style-name="P8" draw:layer="layout" svg:width="1.35cm" svg:height="1.548cm" svg:x="23.85cm" svg:y="7.55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23.1cm" svg:y1="7.7cm" svg:x2="23.1cm" svg:y2="8.9cm">
          <text:p/>
        </draw:line>
        <draw:frame draw:style-name="gr12" draw:text-style-name="P8" draw:layer="layout" svg:width="1.35cm" svg:height="0.898cm" svg:x="22cm" svg:y="7.802cm">
          <draw:text-box>
            <text:p text:style-name="P8"><text:span text:style-name="T3">MA</text:span><text:span text:style-name="T4">H</text:span></text:p>
          </draw:text-box>
        </draw:frame>
        <draw:line draw:style-name="gr1" draw:text-style-name="P1" draw:layer="layout" svg:x1="23.95cm" svg:y1="13.302cm" svg:x2="23.95cm" svg:y2="12.052cm">
          <text:p/>
        </draw:line>
        <draw:frame draw:style-name="gr11" draw:text-style-name="P8" draw:layer="layout" svg:width="1.35cm" svg:height="1.548cm" svg:x="23.95cm" svg:y="11.952cm">
          <draw:text-box>
            <text:p text:style-name="P8"><text:span text:style-name="T3">MB</text:span></text:p>
            <text:p text:style-name="P8"><text:span text:style-name="T3">MC</text:span></text:p>
            <text:p text:style-name="P8"><text:span text:style-name="T3">MZ</text:span><text:span text:style-name="T4">H</text:span></text:p>
          </draw:text-box>
        </draw:frame>
        <draw:line draw:style-name="gr1" draw:text-style-name="P1" draw:layer="layout" svg:x1="23.2cm" svg:y1="12.102cm" svg:x2="23.2cm" svg:y2="13.302cm">
          <text:p/>
        </draw:line>
        <draw:frame draw:style-name="gr12" draw:text-style-name="P8" draw:layer="layout" svg:width="1.35cm" svg:height="0.898cm" svg:x="22.1cm" svg:y="12.204cm">
          <draw:text-box>
            <text:p text:style-name="P8"><text:span text:style-name="T3">MA</text:span><text:span text:style-name="T4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ustovit Michael</meta:initial-creator>
    <meta:creation-date>2010-03-31T22:48:51</meta:creation-date>
    <dc:date>2010-04-21T08:00:04</dc:date>
    <dc:creator>Pustovit Michael</dc:creator>
    <meta:editing-duration>PT21H08M23S</meta:editing-duration>
    <meta:editing-cycles>10</meta:editing-cycles>
    <meta:generator>OpenOffice.org/3.2$Linux OpenOffice.org_project/320m12$Build-9483</meta:generator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ospace" fo:font-size="16pt" style:font-name-asian="Monospace" style:font-size-asian="16pt" style:font-name-complex="Monospace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Этап 3. Разработка схемы взаимодействия задач</text:h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